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2461" officeooo:paragraph-rsid="000c2461"/>
    </style:style>
    <style:style style:name="P2" style:family="paragraph" style:parent-style-name="Standard">
      <style:paragraph-properties fo:text-align="start" style:justify-single-word="false"/>
      <style:text-properties officeooo:rsid="000c2461" officeooo:paragraph-rsid="000c2461"/>
    </style:style>
    <style:style style:name="P3" style:family="paragraph" style:parent-style-name="Standard">
      <style:paragraph-properties fo:text-align="center" style:justify-single-word="false"/>
      <style:text-properties officeooo:rsid="00975a45" officeooo:paragraph-rsid="00975a45"/>
    </style:style>
    <style:style style:name="P4" style:family="paragraph" style:parent-style-name="Standard">
      <style:paragraph-properties fo:text-align="start" style:justify-single-word="false"/>
      <style:text-properties fo:font-weight="bold" officeooo:rsid="0098dd1c" officeooo:paragraph-rsid="0098dd1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98dd1c" officeooo:paragraph-rsid="0098dd1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98dd1c" officeooo:paragraph-rsid="00bab78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9a47a4" officeooo:paragraph-rsid="009a47a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officeooo:rsid="00354c11" officeooo:paragraph-rsid="009b250f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normal" officeooo:rsid="00354c11" officeooo:paragraph-rsid="009f45bd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fo:font-weight="normal" officeooo:rsid="00354c11" officeooo:paragraph-rsid="00a8065e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officeooo:rsid="00354c11" officeooo:paragraph-rsid="00a88f95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fo:font-weight="normal" officeooo:rsid="00354c11" officeooo:paragraph-rsid="00a95ab6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fo:font-weight="normal" officeooo:rsid="00354c11" officeooo:paragraph-rsid="00b2e4fd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fo:font-weight="normal" officeooo:rsid="00354c11" officeooo:paragraph-rsid="00b4da8a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fo:font-weight="normal" officeooo:rsid="00350097" officeooo:paragraph-rsid="009f45bd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normal" fo:font-weight="normal" officeooo:rsid="00350097" officeooo:paragraph-rsid="00a028cb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normal" fo:font-weight="normal" officeooo:rsid="00350097" officeooo:paragraph-rsid="00a1e7c4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normal" fo:font-weight="normal" officeooo:rsid="00350097" officeooo:paragraph-rsid="00a28f25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normal" fo:font-weight="normal" officeooo:rsid="00350097" officeooo:paragraph-rsid="00a30864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normal" fo:font-weight="normal" officeooo:rsid="00350097" officeooo:paragraph-rsid="00a4f47e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normal" fo:font-weight="normal" officeooo:rsid="00350097" officeooo:paragraph-rsid="00a51a16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fo:font-weight="normal" officeooo:rsid="00350097" officeooo:paragraph-rsid="00a770e3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normal" fo:font-weight="normal" officeooo:rsid="00350097" officeooo:paragraph-rsid="00a7befb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350097" officeooo:paragraph-rsid="00a1e7c4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normal" fo:font-weight="normal" officeooo:rsid="00365694" officeooo:paragraph-rsid="00ad0e4d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normal" fo:font-weight="normal" officeooo:rsid="00365694" officeooo:paragraph-rsid="00aea060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365694" officeooo:paragraph-rsid="00aed969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italic" fo:font-weight="bold" officeooo:rsid="0098dd1c" officeooo:paragraph-rsid="00bab78d" style:font-style-asian="italic" style:font-weight-asian="bold" style:font-style-complex="italic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tyle="italic" fo:font-weight="normal" officeooo:rsid="00354c11" officeooo:paragraph-rsid="00bab78d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tyle="italic" fo:font-weight="normal" officeooo:rsid="0098dd1c" officeooo:paragraph-rsid="00bab78d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tyle="italic" fo:font-weight="normal" officeooo:rsid="00350097" officeooo:paragraph-rsid="00bab78d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tyle="italic" fo:font-weight="normal" officeooo:rsid="00350097" officeooo:paragraph-rsid="00bcf001" style:font-style-asian="italic" style:font-weight-asian="normal" style:font-style-complex="italic" style:font-weight-complex="normal"/>
    </style:style>
    <style:style style:name="P33" style:family="paragraph" style:parent-style-name="Heading_20_3">
      <style:text-properties officeooo:rsid="00b6ca8e" officeooo:paragraph-rsid="00b6ca8e"/>
    </style:style>
    <style:style style:name="P34" style:family="paragraph" style:parent-style-name="Heading_20_3">
      <style:text-properties officeooo:rsid="00bcc6c6" officeooo:paragraph-rsid="00bcc6c6"/>
    </style:style>
    <style:style style:name="P35" style:family="paragraph" style:parent-style-name="Heading_20_3">
      <style:text-properties fo:font-weight="bold" officeooo:rsid="0087782f" officeooo:paragraph-rsid="00af6317" style:font-weight-asian="bold" style:font-weight-complex="bold"/>
    </style:style>
    <style:style style:name="P36" style:family="paragraph" style:parent-style-name="Heading_20_3">
      <style:text-properties officeooo:rsid="00bab78d" officeooo:paragraph-rsid="00bab78d"/>
    </style:style>
    <style:style style:name="P37" style:family="paragraph" style:parent-style-name="Standard">
      <style:paragraph-properties fo:text-align="start" style:justify-single-word="false"/>
      <style:text-properties fo:font-style="normal" fo:font-weight="normal" officeooo:rsid="00354c11" officeooo:paragraph-rsid="00a95ab6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tyle="normal" fo:font-weight="normal" officeooo:rsid="00365694" officeooo:paragraph-rsid="00ab52c7" style:font-style-asian="normal" style:font-weight-asian="normal" style:font-style-complex="normal" style:font-weight-complex="normal"/>
    </style:style>
    <style:style style:name="T1" style:family="text">
      <style:text-properties officeooo:rsid="0095802b"/>
    </style:style>
    <style:style style:name="T2" style:family="text">
      <style:text-properties officeooo:rsid="00975a45"/>
    </style:style>
    <style:style style:name="T3" style:family="text">
      <style:text-properties officeooo:rsid="009a9cb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9f45bd"/>
    </style:style>
    <style:style style:name="T6" style:family="text">
      <style:text-properties officeooo:rsid="00bcc6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Precalculus</text:span> 2016-2017</text:p>
      <text:p text:style-name="P1"/>
      <text:p text:style-name="P1">Yap Seventh-Day Adventist School</text:p>
      <text:p text:style-name="P1"/>
      <text:p text:style-name="P1">Yearly Lesson Outline with NAD Standards</text:p>
      <text:p text:style-name="P1"/>
      <text:p text:style-name="P3">Holt, Precalculus, A Graphing Approach</text:p>
      <text:p text:style-name="P2"/>
      <text:h text:style-name="Heading_20_3" text:outline-level="3">Quarter 1</text:h>
      <text:p text:style-name="P4">Chapter 1 – Number Patterns</text:p>
      <text:p text:style-name="P22">PC.5.5 – Illustrate and explore characteristics and operations connecting sequences and series.</text:p>
      <text:p text:style-name="P12">PC.6.6 – Demonstrate mathematical proficiency using a graphing utility.</text:p>
      <text:p text:style-name="P25">PC.7.2 – Predict patterns and generalize trends.</text:p>
      <text:p text:style-name="P5"/>
      <text:p text:style-name="P4">Chapter 2 – Equations and Inequalities</text:p>
      <text:p text:style-name="P10">PC.6.1 – Solve systems of equations and inequalities using graphs, algebraic methods, and matrices.</text:p>
      <text:p text:style-name="P14">PC.6.2 – Solve higher order equations and inequalities from written and oral expression, recognizing equivalent forms.</text:p>
      <text:p text:style-name="P12">PC.6.6 – Demonstrate mathematical proficiency using a graphing utility.</text:p>
      <text:p text:style-name="P12"/>
      <text:p text:style-name="P4">Chapter 3 – Functions and Graphs</text:p>
      <text:p text:style-name="P24">PC.4.1 – Characterize, classify, and transform functions (even, odd, periodic, piece-wise,</text:p>
      <text:p text:style-name="P17">continuous, translations, stretches, compressions, and trigonometric).</text:p>
      <text:p text:style-name="P18">PC.5.2 – Write, graph, and convert between different forms of equations (rectangular, polar, parametric).</text:p>
      <text:p text:style-name="P21">PC.5.3 – Identify, graph, and interpret various expressions and functions (polynomial, inverse, trigonometric, logarithmic, exponential, vectors, etc.).</text:p>
      <text:p text:style-name="P13">PC.6.4 – Perform operations involving polynomials, functions, rational expressions, vectors and matrices.</text:p>
      <text:p text:style-name="P12">PC.6.6 – Demonstrate mathematical proficiency using a graphing utility.</text:p>
      <text:p text:style-name="P26">PC.7.2 – Predict patterns and generalize trends.</text:p>
      <text:h text:style-name="Heading_20_3" text:outline-level="3">Quarter 2</text:h>
      <text:p text:style-name="P4">Chapter 4 – Polynomial and Rational Functions</text:p>
      <text:p text:style-name="P23">PC.5.6 – Perform operations of complex numbers on the complex plane.</text:p>
      <text:p text:style-name="P13">PC.6.4 – Perform operations involving polynomials, functions, rational expressions, vectors and matrices.</text:p>
      <text:p text:style-name="P12">PC.6.6 – Demonstrate mathematical proficiency using a graphing utility.</text:p>
      <text:p text:style-name="P12"/>
      <text:p text:style-name="P4">Chapter 5 – Exponential and Logarithmic Functions</text:p>
      <text:p text:style-name="P20">PC.5.3 – Identify, graph, and interpret various expressions and functions (polynomial, inverse, trigonometric, logarithmic, exponential, vectors, etc.).</text:p>
      <text:p text:style-name="P8">PC.6.3 – Solve exponential, logarithmic, and trigonometric equations.</text:p>
      <text:p text:style-name="P12">PC.6.6 – Demonstrate mathematical proficiency using a graphing utility.</text:p>
      <text:p text:style-name="P4"/>
      <text:p text:style-name="P4">Chapter 6 – Trigonometry</text:p>
      <text:p text:style-name="P16">PC.5.1 – Simplify, verify, and derive trigonometric identities.</text:p>
      <text:p text:style-name="P20"><text:soft-page-break/>PC.5.3 – Identify, graph, and interpret various expressions and functions (polynomial, inverse, trigonometric, logarithmic, exponential, vectors, etc.).</text:p>
      <text:p text:style-name="P8">PC.6.3 – Solve exponential, logarithmic, and trigonometric equations.</text:p>
      <text:p text:style-name="P12">PC.6.6 – Demonstrate mathematical proficiency using a graphing utility.</text:p>
      <text:h text:style-name="P33" text:outline-level="3">Quarter <text:span text:style-name="T6">3</text:span></text:h>
      <text:p text:style-name="P4">Chapter 11 – Analytic Geometry</text:p>
      <text:p text:style-name="P18">PC.5.2 – Write, graph, and convert between different forms of equations (rectangular, polar, parametric).</text:p>
      <text:p text:style-name="P12">PC.6.6 – Demonstrate mathematical proficiency using a graphing utility.</text:p>
      <text:p text:style-name="P38">PC.7.3 – Analyze and write equations for conic sections. </text:p>
      <text:p text:style-name="P38"/>
      <text:p text:style-name="P4">Chapter 12 – Systems and Matricies</text:p>
      <text:p text:style-name="P11">PC.6.1 – Solve systems of equations and inequalities using graphs, algebraic methods, and matrices.</text:p>
      <text:p text:style-name="P9">“<text:span text:style-name="T5">can do calculus”: </text:span>PC.6.5 – Decompose fractions into parts.</text:p>
      <text:p text:style-name="P13">PC.6.4 – Perform operations involving polynomials, functions, rational expressions, vectors and matrices.</text:p>
      <text:p text:style-name="P12">PC.6.6 – Demonstrate mathematical proficiency using a graphing utility.</text:p>
      <text:h text:style-name="P34" text:outline-level="3">Quarter 4</text:h>
      <text:p text:style-name="P4">Chapter 13 – Statistics and Probability</text:p>
      <text:p text:style-name="P15">PC.5.4 – Present and interpret data using statistics and probability (regressions, counting techniques).</text:p>
      <text:p text:style-name="P12">PC.6.6 – Demonstrate mathematical proficiency using a graphing utility.</text:p>
      <text:p text:style-name="P5"/>
      <text:p text:style-name="P4">Chapter 14 – Limits and Continuity</text:p>
      <text:p text:style-name="P19">PC.4.2 – Demonstrate knowledge of limits (definition, properties, finite, infinite).</text:p>
      <text:p text:style-name="P12">PC.6.6 – Demonstrate mathematical proficiency using a graphing utility.</text:p>
      <text:h text:style-name="P35" text:outline-level="3"><text:span text:style-name="T1">Based on the s</text:span>election of problems throughout:</text:h>
      <text:p text:style-name="P27">PC.7.1 – Find and interpret information from graphs, charts, and numerical data.</text:p>
      <text:p text:style-name="P27">PC.7.4 – Judge meaning, utility, and reasonableness of findings in a variety of situations, including those carried out by technology.</text:p>
      <text:p text:style-name="P7"/>
      <text:p text:style-name="P7"><text:span text:style-name="T4">Note:</text:span> consult the “Interdependence of Chapters” on p. XII <text:span text:style-name="T3">to see which you can skip. Consult the “Interdependence of Sections” at the beginning of each chapter to decide which sections you can skip.</text:span></text:p>
      <text:p text:style-name="P7"/>
      <text:h text:style-name="P36" text:outline-level="3">Skipping</text:h>
      <text:p text:style-name="P28">Chapter 7 – Trigonometric Graphs</text:p>
      <text:p text:style-name="P29">PC.6.3 – Solve exponential, logarithmic, and trigonometric equations.</text:p>
      <text:p text:style-name="P29">PC.6.6 – Demonstrate mathematical proficiency using a graphing utility.</text:p>
      <text:p text:style-name="P30"/>
      <text:p text:style-name="P28">Chapter 8 – Solving Trigonometric Equations</text:p>
      <text:p text:style-name="P29">PC.6.3 – Solve exponential, logarithmic, and trigonometric equations.</text:p>
      <text:p text:style-name="P29">PC.6.6 – Demonstrate mathematical proficiency using a graphing utility.</text:p>
      <text:p text:style-name="P29"/>
      <text:p text:style-name="P28">Chapter 9 – Trigonometric Identities and Proof</text:p>
      <text:p text:style-name="P32">PC.5.1 – Simplify, verify, and derive trigonometric identities.</text:p>
      <text:p text:style-name="P29"><text:soft-page-break/>PC.6.3 – Solve exponential, logarithmic, and trigonometric equations.</text:p>
      <text:p text:style-name="P29">PC.6.6 – Demonstrate mathematical proficiency using a graphing utility.</text:p>
      <text:p text:style-name="P6"/>
      <text:p text:style-name="P28">Chapter 10 – Trigonometric Applications</text:p>
      <text:p text:style-name="P31">PC.5.3 – Identify, graph, and interpret various expressions and functions (polynomial, inverse, trigonometric, logarithmic, exponential, vectors, etc.).</text:p>
      <text:p text:style-name="P29">PC.6.3 – Solve exponential, logarithmic, and trigonometric equations.</text:p>
      <text:p text:style-name="P29">PC.6.6 – Demonstrate mathematical proficiency using a graphing util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4T10:33:34.274408470</meta:creation-date>
    <dc:date>2016-09-19T12:52:09.094528652</dc:date>
    <meta:editing-duration>PT15H17M1S</meta:editing-duration>
    <meta:editing-cycles>185</meta:editing-cycles>
    <meta:generator>LibreOffice/5.1.5.2$Linux_X86_64 LibreOffice_project/10m0$Build-2</meta:generator>
    <meta:document-statistic meta:table-count="0" meta:image-count="0" meta:object-count="0" meta:page-count="3" meta:paragraph-count="71" meta:word-count="581" meta:character-count="4851" meta:non-whitespace-character-count="4281"/>
  </office:meta>
</office:document-meta>
</file>